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fo:font-style="italic" style:font-style-asian="italic"/>
    </style:style>
    <style:style style:name="P3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</style:style>
    <style:style style:name="P4" style:family="paragraph" style:parent-style-name="Standard" style:list-style-name="WWNum3">
      <style:paragraph-properties fo:margin-left="0.5in" fo:margin-right="0in" fo:margin-top="0in" fo:margin-bottom="0in" loext:contextual-spacing="true" fo:text-indent="-0.25in" style:auto-text-indent="false"/>
    </style:style>
    <style:style style:name="P5" style:family="paragraph" style:parent-style-name="Standard" style:list-style-name="WWNum2">
      <style:paragraph-properties fo:margin-left="0.5in" fo:margin-right="0in" fo:margin-top="0in" fo:margin-bottom="0in" loext:contextual-spacing="true" fo:text-indent="-0.25in" style:auto-text-indent="false"/>
    </style:style>
    <style:style style:name="P6" style:family="paragraph" style:parent-style-name="Standard" style:list-style-name="WWNum4">
      <style:paragraph-properties fo:margin-left="1in" fo:margin-right="0in" fo:margin-top="0in" fo:margin-bottom="0in" loext:contextual-spacing="true" fo:text-indent="-0.25in" style:auto-text-indent="false"/>
    </style:style>
    <style:style style:name="P7" style:family="paragraph" style:parent-style-name="Heading_20_2" style:master-page-name="Standard">
      <style:paragraph-properties fo:margin-top="0.25in" fo:margin-bottom="0.0835in" loext:contextual-spacing="false" fo:text-align="center" style:justify-single-word="false" style:page-number="1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fo:color="#1155cc" fo:font-style="italic" style:text-underline-style="solid" style:text-underline-width="auto" style:text-underline-color="font-color" style:font-style-asian="italic"/>
    </style:style>
    <style:style style:name="T3" style:family="text">
      <style:text-properties style:text-underline-style="none"/>
    </style:style>
    <style:style style:name="T4" style:family="text">
      <style:text-properties fo:font-style="italic" style:font-style-asian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bookmark text:name="_h3y34hpnuptw"/>Drone’ vision</text:p>
      <text:p text:style-name="P1">OpenCV предоставляет 6 видов <text:a xlink:type="simple" xlink:href="https://www.learnopencv.com/object-tracking-using-opencv-cpp-python/" text:style-name="Internet_20_link" text:visited-style-name="Visited_20_Internet_20_Link"><text:span text:style-name="T1">tracker’ов</text:span></text:a>. ROI выбирается пробелом (гуглить приходилось). Для их использования необходимо установить:</text:p>
      <text:list xml:id="list438542873252792067" text:style-name="WWNum1">
        <text:list-item>
          <text:p text:style-name="P3">CMake &gt;= 3.2</text:p>
        </text:list-item>
        <text:list-item>
          <text:p text:style-name="P3"><text:a xlink:type="simple" xlink:href="https://github.com/opencv/opencv_contrib" text:style-name="Internet_20_link" text:visited-style-name="Visited_20_Internet_20_Link"><text:span text:style-name="T1">opencv-contrib</text:span></text:a></text:p>
        </text:list-item>
        <text:list-item>
          <text:p text:style-name="P3">В опциях модуля tracking (CMakeLists.txt) перенести модуль <text:span text:style-name="T4">opencv_dnn</text:span> в опциональные</text:p>
        </text:list-item>
      </text:list>
      <text:p text:style-name="P1"/>
      <text:p text:style-name="P1">Статейки для начала</text:p>
      <text:list xml:id="list7514879405291013619" text:style-name="WWNum3">
        <text:list-item>
          <text:p text:style-name="P4"><text:a xlink:type="simple" xlink:href="http://www.pyimagesearch.com/2015/09/14/ball-tracking-with-opencv/" text:style-name="Internet_20_link" text:visited-style-name="Visited_20_Internet_20_Link"><text:span text:style-name="T1">http://www.pyimagesearch.com/2015/09/14/ball-tracking-with-opencv/</text:span></text:a></text:p>
        </text:list-item>
        <text:list-item>
          <text:p text:style-name="P4"><text:span text:style-name="T4">Adaptive background mixture models for real-time tracking.</text:span></text:p>
        </text:list-item>
        <text:list-item>
          <text:p text:style-name="P4"><text:span text:style-name="T4">Effecient adaptive density estimation per image pixel for the task of background subtraction.</text:span></text:p>
        </text:list-item>
        <text:list-item>
          <text:p text:style-name="P4"><text:a xlink:type="simple" xlink:href="http://www.ddmckinnon.com/2015/12/30/idiots-guide-to-dronekit-python-a-journey-to-whoz-chillin/" text:style-name="Internet_20_link" text:visited-style-name="Visited_20_Internet_20_Link"><text:span text:style-name="T2">http://www.ddmckinnon.com/2015/12/30/idiots-guide-to-dronekit-python-a-journey-to-whoz-chillin/</text:span></text:a></text:p>
        </text:list-item>
      </text:list>
      <text:p text:style-name="P2"/>
      <text:p text:style-name="P2"/>
      <text:p text:style-name="P1">Экскурс во включение изображения камеры на вашем пк</text:p>
      <text:list xml:id="list4218824545287353209" text:style-name="WWNum4">
        <text:list-item>
          <text:p text:style-name="P6">Заранее позаботиться об <text:a xlink:type="simple" xlink:href="https://dev.3dr.com/starting-network.html" text:style-name="Internet_20_link" text:visited-style-name="Visited_20_Internet_20_Link"><text:span text:style-name="T1">ssh доступе к дрону</text:span></text:a></text:p>
        </text:list-item>
        <text:list-item>
          <text:p text:style-name="P6">Включить дрон</text:p>
        </text:list-item>
        <text:list-item>
          <text:p text:style-name="P6">Включить камеру</text:p>
        </text:list-item>
        <text:list-item>
          <text:p text:style-name="P6">Прописать solo video acquire (заранее установить <text:a xlink:type="simple" xlink:href="https://dev.3dr.com/starting-utils.html" text:style-name="Internet_20_link" text:visited-style-name="Visited_20_Internet_20_Link"><text:span text:style-name="T1">solo-cli</text:span></text:a>) - таким образом мы включаем передачу данных с камеры (можно просто подключиться телефоном через приложение)</text:p>
        </text:list-item>
        <text:list-item>
          <text:p text:style-name="P6">Открыть vlc со скриптом из их <text:a xlink:type="simple" xlink:href="https://dev.3dr.com/concept-video.html" text:style-name="Internet_20_link" text:visited-style-name="Visited_20_Internet_20_Link"><text:span text:style-name="T1">туториала</text:span></text:a></text:p>
        </text:list-item>
        <text:list-item>
          <text:p text:style-name="P6">Прописать в командную строку nc 10.1.1.1 5502</text:p>
        </text:list-item>
      </text:list>
      <text:p text:style-name="P1">Позволяет видеть изображение с камеры дрона с задержкой в ~1.5-2 секунды. Передачу напрямую в openCV из дрона не рекомендуется, если надо - @Tvicker.</text:p>
      <text:p text:style-name="P2"/>
      <text:list xml:id="list8183357719148773057" text:style-name="WWNum2">
        <text:list-item>
          <text:p text:style-name="P5">Wifi-сеть<text:line-break/>name: SoloLink-....<text:line-break/>password: dyadyakolyathemagician<text:line-break/></text:p>
        </text:list-item>
        <text:list-item>
          <text:p text:style-name="P5">SSH-password остался дефолтным</text:p>
        </text:list-item>
        <text:list-item>
          <text:p text:style-name="P5">Камера GoPRO<text:line-break/>name: GoPro</text:p>
        </text:list-item>
        <text:list-item>
          <text:p text:style-name="P5"><text:soft-page-break/>password: Mavridis1997<text:line-break/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ru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ru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2" meta:word-count="165" meta:character-count="1266" meta:non-whitespace-character-count="1138"/>
    <meta:generator>LibreOfficeDev/5.1.0.3$Linux_X86_64 LibreOffice_project/</meta:generator>
  </office:meta>
</office:document-meta>
</file>